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5cm" fo:min-width="0cm"/>
    </style:style>
    <style:style style:name="gr7" style:family="graphic" style:parent-style-name="objectwithoutfill">
      <style:graphic-properties svg:stroke-width="0.05cm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7cm" draw:marker-start-width="0.405cm" draw:marker-end-width="0.405cm" draw:fill="none" draw:textarea-horizontal-align="center" draw:textarea-vertical-align="middle" fo:padding-top="0.16cm" fo:padding-bottom="0.16cm" fo:padding-left="0.285cm" fo:padding-right="0.28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196cm" svg:y1="2.726cm" svg:x2="10.692cm" svg:y2="5.946cm">
          <text:p/>
        </draw:line>
        <draw:custom-shape draw:style-name="gr2" draw:text-style-name="P1" draw:layer="layout" svg:width="3.265cm" svg:height="1.436cm" svg:x="4.21cm" svg:y="1.66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82cm" svg:y1="2.37cm" svg:x2="7.475cm" svg:y2="2.37cm">
          <text:p/>
        </draw:line>
        <draw:custom-shape draw:style-name="gr2" draw:text-style-name="P1" draw:layer="layout" svg:width="5.151cm" svg:height="6.558cm" svg:x="10.664cm" svg:y="1.21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5cm" svg:height="1.017cm" svg:x="10.889cm" svg:y="7.663cm">
          <draw:text-box>
            <text:p>States vector</text:p>
          </draw:text-box>
        </draw:frame>
        <draw:line draw:style-name="gr1" draw:text-style-name="P1" draw:layer="layout" svg:x1="7.256cm" svg:y1="2.044cm" svg:x2="10.692cm" svg:y2="3.243cm">
          <text:p/>
        </draw:line>
        <draw:custom-shape draw:style-name="gr5" draw:text-style-name="P1" draw:layer="layout" svg:width="5.151cm" svg:height="0.845cm" svg:x="10.664cm" svg:y="3.215cm">
          <text:p text:style-name="P1">1<text:span text:style-name="T1">st</text:span> Pattern Sta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23cm" svg:height="0.845cm" svg:x="10.692cm" svg:y="5.975cm">
          <text:p text:style-name="P1">last Pattern State</text:p>
          <draw:enhanced-geometry svg:viewBox="0 0 21600 21600" draw:type="rectangle" draw:enhanced-path="M 0 0 L 21600 0 21600 21600 0 21600 0 0 Z N"/>
        </draw:custom-shape>
        <draw:frame draw:style-name="gr4" draw:layer="layout" svg:width="2.601cm" svg:height="1.783cm" svg:x="1.311cm" svg:y="1.498cm">
          <draw:text-box>
            <text:p>begin()</text:p>
            <text:p><text:s text:c="3"/>end()</text:p>
          </draw:text-box>
        </draw:frame>
        <draw:custom-shape draw:style-name="gr2" draw:text-style-name="P1" draw:layer="layout" svg:width="15.723cm" svg:height="7.936cm" svg:x="1cm" svg:y="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272cm" svg:height="1.017cm" svg:x="4.729cm" svg:y="3.027cm">
          <draw:text-box>
            <text:p>d_pair</text:p>
          </draw:text-box>
        </draw:frame>
        <draw:custom-shape draw:style-name="gr2" draw:text-style-name="P1" xml:id="id1" draw:id="id1" draw:layer="layout" svg:width="3.265cm" svg:height="0.759cm" svg:x="1.364cm" svg:y="3.97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347cm" svg:height="1.017cm" svg:x="1.222cm" svg:y="4.552cm">
          <draw:text-box>
            <text:p>d_lopData</text:p>
          </draw:text-box>
        </draw:frame>
        <draw:custom-shape draw:style-name="gr2" draw:text-style-name="P1" xml:id="id2" draw:id="id2" draw:layer="layout" svg:width="3.265cm" svg:height="2.062cm" svg:x="4.191cm" svg:y="6.23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63cm" svg:y1="6.94cm" svg:x2="7.456cm" svg:y2="6.94cm">
          <text:p/>
        </draw:line>
        <draw:line draw:style-name="gr3" draw:text-style-name="P1" draw:layer="layout" svg:x1="4.163cm" svg:y1="7.581cm" svg:x2="7.456cm" svg:y2="7.581cm">
          <text:p/>
        </draw:line>
        <draw:frame draw:style-name="gr6" draw:layer="layout" svg:width="3.588cm" svg:height="2.297cm" svg:x="4.149cm" svg:y="6.093cm">
          <draw:text-box>
            <text:p><text:span text:style-name="T2">scOrLength</text:span></text:p>
            <text:p><text:span text:style-name="T2">mid</text:span></text:p>
            <text:p><text:span text:style-name="T2">lhs</text:span></text:p>
          </draw:text-box>
        </draw:frame>
        <draw:connector draw:style-name="gr7" draw:text-style-name="P1" draw:layer="layout" draw:type="curve" svg:x1="4.629cm" svg:y1="4.35cm" svg:x2="5.823cm" svg:y2="6.236cm" draw:start-shape="id1" draw:start-glue-point="1" draw:end-shape="id2" svg:d="m4629 4350c796 0 1194 628 1194 1886" svg:viewBox="0 0 1195 1887">
          <text:p/>
        </draw:connector>
        <draw:line draw:style-name="gr8" draw:text-style-name="P1" draw:layer="layout" svg:x1="9.08cm" svg:y1="1cm" svg:x2="9.12cm" svg:y2="8.859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2H23M39S</meta:editing-duration>
    <meta:editing-cycles>7</meta:editing-cycles>
    <dc:date>2014-01-19T11:51:21.971821878</dc:date>
    <meta:generator>LibreOffice/4.1.4.2$Linux_x86 LibreOffice_project/410m0$Build-2</meta:generator>
    <meta:document-statistic meta:object-count="42"/>
  </office:meta>
</office:document-meta>
</file>